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747667115279665447"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57795198390261595"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57171695403006506"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475076201729961211"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195269925950000432"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942625927599770831" text:style-name="L6">
        <text:list-item>
          <text:list>
            <text:list-header>
              <text:p text:style-name="P106"><text:span text:style-name="T1">Warm up:</text:span> 0.2 mile jog and rest 2 minutes</text:p>
              <text:p text:style-name="P106"><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1335873092880686965" text:style-name="L7">
        <text:list-item>
          <text:list>
            <text:list-header>
              <text:p text:style-name="P99"><text:s text:c="10"/>0.9 miles around the field at about 9:00/mile with no shoes</text:p>
              <text:list>
                <text:list-header>
                  <text:p text:style-name="P99">My foot felt better running with no shoes on the artificial turf than on the track with shoes.</text:p>
                </text:list-header>
              </text:list>
            </text:list-header>
          </text:list>
        </text:list-item>
      </text:list>
      <text:p text:style-name="P24"/>
      <text:list xml:id="list5636948742822909260" text:style-name="L8">
        <text:list-item>
          <text:list>
            <text:list-item>
              <text:list>
                <text:list-header>
                  <text:p text:style-name="P100">Tues Sept 1, 2020 <text:span text:style-name="T1">3.6 miles</text:span> <text:s/></text:p>
                  <text:p text:style-name="P100"><text:span text:style-name="T1">Warm up:</text:span> 1.25 miles mainly on grass with no shoes</text:p>
                  <text:p text:style-name="P100"><text:span text:style-name="T1">Run:</text:span> <text:s/>2 miles on the cemetery loop with shoes</text:p>
                </text:list-header>
              </text:list>
            </text:list-item>
          </text:list>
        </text:list-item>
      </text:list>
      <text:p text:style-name="P24">Splits: 9:25, 8:34, Total vertical ascent: 132 feet</text:p>
      <text:p text:style-name="P24"><text:span text:style-name="T1">Warm down:</text:span> 0.35 miles</text:p>
      <text:p text:style-name="P24">My foot continues to improve. I am wearing shoes with arch supports.</text:p>
      <text:p text:style-name="P24"/>
      <text:p text:style-name="Standard">Wed Sept 2, 2020 <text:span text:style-name="T1">2.5 miles</text:span></text:p>
      <text:list xml:id="list41585066" text:continue-list="list1335873092880686965" text:style-name="L7">
        <text:list-item>
          <text:list>
            <text:list-item>
              <text:list>
                <text:list-header>
                  <text:p text:style-name="P99"><text:span text:style-name="T1">Warm up:</text:span> 0.25 to the cemetery loop</text:p>
                  <text:p text:style-name="P99"><text:span text:style-name="T1">Run:</text:span> <text:s/>2 miles on the cemetery loop </text:p>
                </text:list-header>
              </text:list>
            </text:list-item>
          </text:list>
        </text:list-item>
      </text:list>
      <text:p text:style-name="P24">Splits: 9:33, 9:22, Total vertical ascent: 132 feet</text:p>
      <text:p text:style-name="P24"><text:span text:style-name="T1">Warm down:</text:span> 0.25 miles</text:p>
      <text:p text:style-name="P24">My foot is okay. </text:p>
      <text:p text:style-name="P24"/>
      <text:p text:style-name="P24">Thur Sept 3, 2020 <text:span text:style-name="T1">5.5 miles</text:span></text:p>
      <text:p text:style-name="P24"><text:span text:style-name="T1">Warm up:</text:span> 0.5 miles</text:p>
      <text:p text:style-name="P10">Run: <text:span text:style-name="T2">15 Greendale Cemetery loops, each loop has a total ascent of 22 feet</text:span></text:p>
      <text:p text:style-name="P10"><text:span text:style-name="T2">Distance 4.76 miles, Total ascent 330 feet</text:span></text:p>
      <text:p text:style-name="P10"><text:span text:style-name="T2">Time: 41:45 (8:47/mile)</text:span></text:p>
      <text:p text:style-name="P10"><text:span text:style-name="T2">The last 8 loops had an average pace of 8:31/mile for 2.54 miles and total ascent of 176ft</text:span></text:p>
      <text:p text:style-name="P107"><text:span text:style-name="T1">Warm down:</text:span><text:span text:style-name="T2"> 0.25 miles</text:span></text:p>
      <text:p text:style-name="P10"><text:span text:style-name="T2"/></text:p>
      <text:p text:style-name="P10"><text:soft-page-break/><text:span text:style-name="T2"/></text:p>
      <text:p text:style-name="P10"><text:span text:style-name="T2"/></text:p>
      <text:p text:style-name="P10"><text:span text:style-name="T2"/></text:p>
      <text:p text:style-name="P10"><text:span text:style-name="T2"/></text:p>
      <text:p text:style-name="P108"/>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881645785850871253" text:style-name="L9">
        <text:list-item>
          <text:list>
            <text:list-header>
              <text:p text:style-name="P10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15"><text:span text:style-name="T2">Time: 25:44 (8:16/mile), Splits: 8:20, 8:15, 8:18, 52s</text:span></text:p>
      <text:p text:style-name="P24"/>
      <text:p text:style-name="P24"><text:span text:style-name="T1">Thur Sept 3, 2020</text:span> <text:span text:style-name="T1">15 Greendale Cemetery loops</text:span></text:p>
      <text:p text:style-name="P10"><text:span text:style-name="T2">Distance 4.76 miles, Total ascent 330 feet</text:span></text:p>
      <text:p text:style-name="P10"><text:span text:style-name="T2">Time: 41:45 (8:47/mile)</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3T21:35:12.93</dc:date>
    <dc:creator>James Lombardi</dc:creator>
    <meta:editing-duration>P6DT17H3M9S</meta:editing-duration>
    <meta:editing-cycles>578</meta:editing-cycles>
    <meta:generator>OpenOffice/4.1.2$Win32 OpenOffice.org_project/412m3$Build-9782</meta:generator>
    <meta:document-statistic meta:table-count="0" meta:image-count="0" meta:object-count="0" meta:page-count="69" meta:paragraph-count="1916" meta:word-count="21469" meta:character-count="108247"/>
  </office:meta>
</office:document-meta>
</file>